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8_10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8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Raphael B. DaCosta</text:p>
      <text:p text:style-name="P2">Signed letter<text:tab/><text:tab/><text:tab/><text:tab/><text:tab/>Y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20 February 1851</text:p>
      <text:p text:style-name="P2">Month<text:tab/><text:tab/><text:tab/><text:tab/><text:tab/><text:tab/>February</text:p>
      <text:p text:style-name="P2">Year<text:tab/><text:tab/><text:tab/><text:tab/><text:tab/><text:tab/>1851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ennsylvania<text:tab/> <text:s text:c="2"/>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4"><text:span text:style-name="T1">Philadelphia 20</text:span><text:span text:style-name="T2">th</text:span><text:span text:style-name="T1"> Feby 1851/</text:span></text:p>
      <text:p text:style-name="P2"><text:span text:style-name="T1"><text:tab/>Dear Sir/</text:span></text:p>
      <text:p text:style-name="P2"><text:span text:style-name="T1"><text:tab/><text:tab/>I am desired by A J A Bernal, (formerly/ of this city) to solicit for him your vote and interest on the day/ of election for Hebrew teacher and by Miss Bernal for/ assistant Hebrew or English teacher/</text:span></text:p>
      <text:p text:style-name="P2"><text:span text:style-name="T1"><text:tab/>Respectfully yours/</text:span></text:p>
      <text:p text:style-name="P2"><text:span text:style-name="T1"><text:tab/><text:tab/>Raphael B DaCosta./</text:span></text:p>
      <text:p text:style-name="P2"><text:span text:style-name="T1"/></text:p>
      <text:p text:style-name="P2"><text:span text:style-name="T1">[Page 2]</text:span></text:p>
      <text:p text:style-name="P2"><text:span text:style-name="T1">R. B DaCosta/</text:span></text:p>
      <text:p text:style-name="P2"><text:span text:style-name="T1">Feb 21(/)51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4-20T10:33:49</meta:creation-date>
    <dc:date>2009-04-20T10:44:32</dc:date>
    <dc:language>en-US</dc:language>
    <meta:editing-cycles>2</meta:editing-cycles>
    <meta:editing-duration>PT10M4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69" meta:word-count="220" meta:character-count="1597"/>
  </office:meta>
</office:document-meta>
</file>